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2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5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1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2" style:family="paragraph" style:parent-style-name="Heading_20_1">
      <style:text-properties fo:font-variant="normal" fo:text-transform="none" fo:color="#ff6347" style:text-line-through-style="none" style:font-name="Raleway" fo:font-size="20pt" fo:letter-spacing="normal" fo:font-style="normal" style:text-underline-style="none" fo:font-weight="bold" style:text-blinking="false" style:font-size-asian="20pt" style:font-size-complex="20pt"/>
    </style:style>
    <style:style style:name="P13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4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Text_20_body">
      <style:paragraph-properties fo:orphans="2" fo:widows="2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16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.794cm" fo:orphans="2" fo:widows="2" fo:padding="0cm" fo:border="none"/>
    </style:style>
    <style:style style:name="P18" style:family="paragraph" style:parent-style-name="Text_20_body" style:list-style-name="L1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.794cm" fo:orphans="2" fo:widows="2" fo:padding-left="1.588cm" fo:padding-right="0.529cm" fo:padding-top="1.058cm" fo:padding-bottom="0.049cm" fo:border="0.002cm solid #dddddd"/>
      <style:text-properties fo:font-variant="normal" fo:text-transform="none" fo:color="#444444" style:font-name="Open Sans" fo:font-size="14pt" fo:letter-spacing="normal" fo:font-style="normal" fo:font-weight="normal"/>
    </style:style>
    <style:style style:name="P20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21" style:family="paragraph" style:parent-style-name="Preformatted_20_Text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22" style:family="paragraph" style:parent-style-name="Preformatted_20_Text" style:list-style-name="L1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5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6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7" style:family="text">
      <style:text-properties fo:font-variant="normal" fo:text-transform="none" fo:color="#ffc600" style:font-name="Consolas" fo:letter-spacing="normal" fo:font-style="normal" fo:font-weight="normal" fo:background-color="#193549"/>
    </style:style>
    <style:style style:name="T8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9" style:family="text">
      <style:text-properties fo:font-variant="normal" fo:text-transform="none" fo:color="#80ffbb" style:font-name="Consolas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fo:letter-spacing="normal" fo:background-color="#193549"/>
    </style:style>
    <style:style style:name="T11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2" style:family="text">
      <style:text-properties fo:font-variant="normal" fo:text-transform="none" fo:color="#a5ff90" style:font-name="Consolas" fo:letter-spacing="normal" fo:font-style="normal" fo:font-weight="normal" fo:background-color="#193549"/>
    </style:style>
    <style:style style:name="T13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9fb2bf" style:font-name="Consolas" fo:letter-spacing="normal" fo:font-style="normal" fo:font-weight="normal" fo:background-color="#193549"/>
    </style:style>
    <style:style style:name="T15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6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7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8" style:family="text">
      <style:text-properties fo:font-variant="normal" fo:text-transform="none" fo:color="#0088ff" style:font-name="Consolas" fo:letter-spacing="normal" fo:font-style="italic" fo:font-weight="normal" fo:background-color="#1935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unkcje - dodatki</text:h>
      <text:p text:style-name="P6">Poniżej zajmiemy się dodatkowymi tematami związanymi z działaniem funkcji.</text:p>
      <text:h text:style-name="P4" text:outline-level="2"><text:bookmark text:name="zasieg-zmiennych"/>Zasięg zmiennych</text:h>
      <text:p text:style-name="P6">Zmienne dzielimy na globalne i lokalne.<text:line-break/>Do tych pierwszych dostęp ma cały skrypt. Te drugie - jak sama nazwa wskazuje - są lokalne.</text:p>
      <text:p text:style-name="P6">Podczas pisania naszych skryptów powinniśmy starać się używać jak najmniej zmiennych globalnych, ponieważ są narażone na potencjalne niepożądane zmiany.</text:p>
      <text:p text:style-name="P9"><text:span text:style-name="T3">W przypadku </text:span><text:a xlink:type="simple" xlink:href="https://kursjs.pl/kurs/super-podstawy/zmienne.php" text:style-name="Internet_20_link" text:visited-style-name="Visited_20_Internet_20_Link"><text:span text:style-name="T1">const i let</text:span></text:a><text:span text:style-name="T3"> zasięg zmiennych jest blokowy, co oznacza "od klamry do klamry".</text:span></text:p>
      <text:p text:style-name="P1"><text:span text:style-name="Source_20_Text"><text:span text:style-name="T6">let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Jola"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Ala"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Ala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Ola"</text:span></text:span><text:span text:style-name="Source_20_Text"><text:span text:style-name="T13">;</text:span></text:span><text:span text:style-name="Source_20_Text"><text:span text:style-name="T8"> </text:span></text:span><text:span text:style-name="Source_20_Text"><text:span text:style-name="T17">//zmienna lokalna w tym bloku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Ola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error - nie ma takiej zmiennej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<text:span text:style-name="T3">W przypadku zmiennych deklarowanych za pomocą </text:span><text:span text:style-name="Strong_20_Emphasis"><text:span text:style-name="T5">var</text:span></text:span><text:span text:style-name="T3"> ich zasięg jest funkcyjny.<text:line-break/>Zasada jest podobna do cost i let, z tym, że tutaj zasięg definiuje ciało danej funkcji:</text:span></text:p>
      <text:p text:style-name="P1"><text:span text:style-name="Source_20_Text"><text:span text:style-name="T6">var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Jola"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fn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Ala"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Ala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fn2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Ola"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Ola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bo zmienna a jest dostępna tylko w funkcji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Jola</text:span></text:span></text:p>
      <text:p text:style-name="P14"/>
      <text:p text:style-name="P6">Takie zamknięte środowisko może mieć spokojnie swoje zmienne, które mogą nazywać się tak samo jak zmienne ze środowiska zewnętrznego:</text:p>
      <text:p text:style-name="P1"><text:span text:style-name="Source_20_Text"><text:span text:style-name="T6">var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show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7">//deklarujemy zmienną x dostępną tylko w tej funkcji</text:span></text:span></text:p>
      <text:p text:style-name="P10"><text:span text:style-name="Source_20_Text"><text:span text:style-name="T10"><text:s text:c="4"/></text:span></text:span><text:span text:style-name="Source_20_Text"><text:span text:style-name="T17">//zbieżność nazw z zewnętrzną zmienną x nie przeszkadza, bo to nie są te same zmienne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2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show</text:span></text:span><text:span text:style-name="Source_20_Text"><text:span text:style-name="T13">();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1 - jesteśmy poza funkcją</text:span></text:span></text:p>
      <text:p text:style-name="P14"/>
      <text:p text:style-name="P1"><text:soft-page-break/><text:span text:style-name="Source_20_Text"><text:span text:style-name="T6">let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x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2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x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1</text:span></text:span></text:p>
      <text:p text:style-name="P14"/>
      <text:p text:style-name="P6">W przypadku funkcji zmiennymi lokalnymi stają się też parametry.</text:p>
      <text:p text:style-name="P1"><text:span text:style-name="Source_20_Text"><text:span text:style-name="T6">cons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0</text:span></text:span><text:span text:style-name="Source_20_Text"><text:span text:style-name="T13">;</text:span></text:span></text:p>
      <text:p text:style-name="P10"><text:span text:style-name="Source_20_Text"><text:span text:style-name="T6">const</text:span></text:span><text:span text:style-name="Source_20_Text"><text:span text:style-name="T8"> 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,</text:span></text:span><text:span text:style-name="Source_20_Text"><text:span text:style-name="T8"> 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,</text:span></text:span><text:span text:style-name="Source_20_Text"><text:span text:style-name="T8"> b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"Ala", "Ola"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11">"Ala"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1">"Ola"</text:span></text:span><text:span text:style-name="Source_20_Text"><text:span text:style-name="T13">);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,</text:span></text:span><text:span text:style-name="Source_20_Text"><text:span text:style-name="T8"> b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10, 20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Ważne by zawsze przy tworzeniu nowych zmiennych używać słów kluczowych var/let/const. W przeciwnym razie możemy nieumyślnie nadpisać zmienną globalną:</text:p>
      <text:p text:style-name="P1"><text:span text:style-name="Source_20_Text"><text:span text:style-name="T6">var</text:span></text:span><text:span text:style-name="Source_20_Text"><text:span text:style-name="T8"> sum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show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,</text:span></text:span><text:span text:style-name="Source_20_Text"><text:span text:style-name="T8"> 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7">//funkcja show zaczyna definiować swoje zmienne.</text:span></text:span></text:p>
      <text:p text:style-name="P10"><text:span text:style-name="Source_20_Text"><text:span text:style-name="T10"><text:s text:c="4"/></text:span></text:span><text:span text:style-name="Source_20_Text"><text:span text:style-name="T17">//musi zadeklarować zmienne parametrów a i b</text:span></text:span></text:p>
      <text:p text:style-name="P10"><text:span text:style-name="Source_20_Text"><text:span text:style-name="T10"><text:s text:c="4"/></text:span></text:span><text:span text:style-name="Source_20_Text"><text:span text:style-name="T17">//czy poniżej musi zdefiniować nową zmienną sum?</text:span></text:span></text:p>
      <text:p text:style-name="P10"><text:span text:style-name="Source_20_Text"><text:span text:style-name="T10"><text:s text:c="4"/></text:span></text:span><text:span text:style-name="Source_20_Text"><text:span text:style-name="T17">//Nie, ponieważ poniżej nie ma deklaracji nowej zmiennej</text:span></text:span></text:p>
      <text:p text:style-name="P10"><text:span text:style-name="Source_20_Text"><text:span text:style-name="T10"><text:s text:c="4"/></text:span></text:span><text:span text:style-name="Source_20_Text"><text:span text:style-name="T17">//(brakuje słowa var, let lub const)</text:span></text:span></text:p>
      <text:p text:style-name="P10"><text:span text:style-name="Source_20_Text"><text:span text:style-name="T10"><text:s text:c="4"/></text:span></text:span><text:span text:style-name="Source_20_Text"><text:span text:style-name="T17">//funkcja więc odwołuje się tutaj do zmiennej z zewnątrz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8">sum </text:span></text:span><text:span text:style-name="Source_20_Text"><text:span text:style-name="T11">=</text:span></text:span><text:span text:style-name="Source_20_Text"><text:span text:style-name="T8"> a </text:span></text:span><text:span text:style-name="Source_20_Text"><text:span text:style-name="T11">+</text:span></text:span><text:span text:style-name="Source_20_Text"><text:span text:style-name="T8"> b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sum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wypisze 5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show</text:span></text:span><text:span text:style-name="Source_20_Text"><text:span text:style-name="T13">(</text:span></text:span><text:span text:style-name="Source_20_Text"><text:span text:style-name="T15">2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15">3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5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sum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5 a powinno być 1</text:span></text:span></text:p>
      <text:p text:style-name="P14"/>
      <text:p text:style-name="P1"><text:span text:style-name="Source_20_Text"><text:span text:style-name="T6">let</text:span></text:span><text:span text:style-name="Source_20_Text"><text:span text:style-name="T8"> sum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sum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8"> </text:span></text:span><text:span text:style-name="Source_20_Text"><text:span text:style-name="T11">+</text:span></text:span><text:span text:style-name="Source_20_Text"><text:span text:style-name="T8"> </text:span></text:span><text:span text:style-name="Source_20_Text"><text:span text:style-name="T15">3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sum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5 a powinno być 1</text:span></text:span>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Zarówno funkcje jak i bloki mogą być spokojnie zagnieżdżone w innych funkcjach i blokach.</text:p>
      <text:p text:style-name="P6">Działać tu będzie ten sam mechanizm co powyżej. Funkcje/bloki mają dostęp do swoich zmiennych i zmiennych z zewnątrz. Zewnętrzne środowisko nie ma dostępu do zmiennych w zagnieżdżonych blokach i funkcjach. Tworzy się więc pewna zagnieżdżona hierarchia.</text:p>
      <text:p text:style-name="P7"><draw:frame draw:style-name="fr1" draw:name="grafika1" text:anchor-type="as-char" svg:width="18.422cm" svg:height="14.79cm" draw:z-index="0"><draw:image xlink:href="https://kursjs.pl/kurs/super-podstawy/funkcje-dostep-do-zmiennych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oft-page-break/><text:span text:style-name="Source_20_Text"><text:span text:style-name="T6">var</text:span></text:span><text:span text:style-name="Source_20_Text"><text:span text:style-name="T8"> lv0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fn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lv1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0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0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nie ma dostępu do zmiennych w wewnętrznej funkcji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fn2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tab/> <text:s text:c="7"/></text:span></text:span><text:span text:style-name="Source_20_Text"><text:span text:style-name="T6">var</text:span></text:span><text:span text:style-name="Source_20_Text"><text:span text:style-name="T8"> lv2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0</text:span></text:span><text:span text:style-name="Source_20_Text"><text:span text:style-name="T13">,</text:span></text:span><text:span text:style-name="Source_20_Text"><text:span text:style-name="T8"> lv1</text:span></text:span><text:span text:style-name="Source_20_Text"><text:span text:style-name="T13">,</text:span></text:span><text:span text:style-name="Source_20_Text"><text:span text:style-name="T8"> 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0, 1, 2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1</text:span></text:span><text:span text:style-name="Source_20_Text"><text:span text:style-name="T13">,</text:span></text:span><text:span text:style-name="Source_20_Text"><text:span text:style-name="T8"> 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zewnętrzne środowisko nie ma dostępu</text:span></text:span></text:p>
      <text:p text:style-name="P14"/>
      <text:p text:style-name="P1"><text:span text:style-name="Source_20_Text"><text:span text:style-name="T6">let</text:span></text:span><text:span text:style-name="Source_20_Text"><text:span text:style-name="T8"> lv0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lv1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0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0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nie ma dostępu do zmiennych w wewnętrznej funkcji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6">let</text:span></text:span><text:span text:style-name="Source_20_Text"><text:span text:style-name="T8"> lv2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6">var</text:span></text:span><text:span text:style-name="Source_20_Text"><text:span text:style-name="T8"> lv2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0</text:span></text:span><text:span text:style-name="Source_20_Text"><text:span text:style-name="T13">,</text:span></text:span><text:span text:style-name="Source_20_Text"><text:span text:style-name="T8"> lv1</text:span></text:span><text:span text:style-name="Source_20_Text"><text:span text:style-name="T13">,</text:span></text:span><text:span text:style-name="Source_20_Text"><text:span text:style-name="T8"> 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0, 1, 2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oft-page-break/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1</text:span></text:span><text:span text:style-name="Source_20_Text"><text:span text:style-name="T13">,</text:span></text:span><text:span text:style-name="Source_20_Text"><text:span text:style-name="T8"> lv2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zewnętrzne środowisko nie ma dostępu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lv2B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uwaga - lv2B to var. Mamy tutaj dostęp, bo nie ogranicza jej ciało funkcji</text:span></text:span></text:p>
      <text:p text:style-name="P14"/>
      <text:h text:style-name="P4" text:outline-level="2"><text:bookmark text:name="domkniecia"/>Domknięcia - closures</text:h>
      <text:p text:style-name="P6">Gdy funkcja zaczyna działać, tworzy swoje środowisko ze swoimi zmiennymi. Tymi zmiennymi są zmienne lokalne (zadeklarowane za pomocą var/let/const) oraz parametry funkcji. Gdy znajdzie odwołanie do zmiennych z zewnątrz, pobierze je stamtąd. Ok. To przejdźmy do mini przykładu:</text:p>
      <text:p text:style-name="P1"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a</text:span></text:span><text:span text:style-name="Source_20_Text"><text:span text:style-name="T11">++</text:span></text:span><text:span text:style-name="Source_20_Text"><text:span text:style-name="T13">;</text:span></text:span><text:span text:style-name="Source_20_Text"><text:span text:style-name="T8"> </text:span></text:span><text:span text:style-name="Source_20_Text"><text:span text:style-name="T17">//zmienna globalna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`a: </text:span></text:span><text:span text:style-name="Source_20_Text"><text:span text:style-name="T13">${</text:span></text:span><text:span text:style-name="Source_20_Text"><text:span text:style-name="T8">a</text:span></text:span><text:span text:style-name="Source_20_Text"><text:span text:style-name="T13">}</text:span></text:span><text:span text:style-name="Source_20_Text"><text:span text:style-name="T11">`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1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2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3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4</text:span></text:span></text:p>
      <text:p text:style-name="P14"/>
      <text:p text:style-name="P6">Za każdym razem gdy odpalamy nasza funkcję myF, zwiększamy zmienną globalną.</text:p>
      <text:p text:style-name="P6">Dodajmy do naszego przykładu dodatkową zmienną lokalną:</text:p>
      <text:p text:style-name="P1"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a</text:span></text:span><text:span text:style-name="Source_20_Text"><text:span text:style-name="T11">++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b</text:span></text:span><text:span text:style-name="Source_20_Text"><text:span text:style-name="T11">++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`a: </text:span></text:span><text:span text:style-name="Source_20_Text"><text:span text:style-name="T13">${</text:span></text:span><text:span text:style-name="Source_20_Text"><text:span text:style-name="T8">a</text:span></text:span><text:span text:style-name="Source_20_Text"><text:span text:style-name="T13">}</text:span></text:span><text:span text:style-name="Source_20_Text"><text:span text:style-name="T11">, b: </text:span></text:span><text:span text:style-name="Source_20_Text"><text:span text:style-name="T13">${</text:span></text:span><text:span text:style-name="Source_20_Text"><text:span text:style-name="T8">b</text:span></text:span><text:span text:style-name="Source_20_Text"><text:span text:style-name="T13">}</text:span></text:span><text:span text:style-name="Source_20_Text"><text:span text:style-name="T11">`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oft-page-break/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1, b: 1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2, b: 1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3, b: 1</text:span></text:span></text:p>
      <text:p text:style-name="P10"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4, b: 1</text:span></text:span></text:p>
      <text:p text:style-name="P14"/>
      <text:p text:style-name="P6">Za każdym wywołaniem naszej funkcji zmienna lokalna tworzona jest na nowo, natomiast zmienna globalna jest brana z zewnątrz, dzięki czemu między kolejnymi odpaleniami naszej funkcji trzyma swój stan. Zewnętrzne środowisko dla naszej funkcji staje się wieć swoistym schowkiem.</text:p>
      <text:p text:style-name="P6">Spróbujmy ten sam manewr co powyższy przeprowadzić na funkcji zagnieżdżonej o jeden poziom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loremF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6">let</text:span></text:span><text:span text:style-name="Source_20_Text"><text:span text:style-name="T8"> 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a</text:span></text:span><text:span text:style-name="Source_20_Text"><text:span text:style-name="T11">++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b</text:span></text:span><text:span text:style-name="Source_20_Text"><text:span text:style-name="T11">++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`a: </text:span></text:span><text:span text:style-name="Source_20_Text"><text:span text:style-name="T13">${</text:span></text:span><text:span text:style-name="Source_20_Text"><text:span text:style-name="T8">a</text:span></text:span><text:span text:style-name="Source_20_Text"><text:span text:style-name="T13">}</text:span></text:span><text:span text:style-name="Source_20_Text"><text:span text:style-name="T11">, b: </text:span></text:span><text:span text:style-name="Source_20_Text"><text:span text:style-name="T13">${</text:span></text:span><text:span text:style-name="Source_20_Text"><text:span text:style-name="T8">b</text:span></text:span><text:span text:style-name="Source_20_Text"><text:span text:style-name="T13">}</text:span></text:span><text:span text:style-name="Source_20_Text"><text:span text:style-name="T11">`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1, b: 1</text:span></text:span></text:p>
      <text:p text:style-name="P10"><text:span text:style-name="Source_20_Text"><text:span text:style-name="T10"><text:s text:c="4"/></text:span></text:span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2, b: 1</text:span></text:span></text:p>
      <text:p text:style-name="P10"><text:span text:style-name="Source_20_Text"><text:span text:style-name="T10"><text:s text:c="4"/></text:span></text:span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3, b: 1</text:span></text:span></text:p>
      <text:p text:style-name="P10"><text:span text:style-name="Source_20_Text"><text:span text:style-name="T10"><text:s text:c="4"/></text:span></text:span><text:span text:style-name="Source_20_Text"><text:span text:style-name="T16">myF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a: 4, b: 1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loremFn</text:span></text:span><text:span text:style-name="Source_20_Text"><text:span text:style-name="T13">();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Zasada jak widać nic się nie zmienia.</text:p>
      <text:p text:style-name="P6">Funkcje mogą zwracać dowolne rzeczy - w tym inne funkcje. Dla takich funkcji także możemy wykorzystać "zewnętrzne środowisko" do zapamiętywania stanu między kolejnymi wywołaniami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counter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/>
      <text:p text:style-name="P10"><text:span text:style-name="Source_20_Text"><text:span text:style-name="T10"><text:s text:c="4"/></text:span></text:span><text:span text:style-name="Source_20_Text"><text:span text:style-name="T6">return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a</text:span></text:span><text:span text:style-name="Source_20_Text"><text:span text:style-name="T11">++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6">const</text:span></text:span><text:span text:style-name="Source_20_Text"><text:span text:style-name="T8"> c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6">counter</text:span></text:span><text:span text:style-name="Source_20_Text"><text:span text:style-name="T13">();</text:span></text:span></text:p>
      <text:p text:style-name="P10"><text:span text:style-name="Source_20_Text"><text:span text:style-name="T16">c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1</text:span></text:span></text:p>
      <text:p text:style-name="P10"><text:span text:style-name="Source_20_Text"><text:span text:style-name="T16">c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2</text:span></text:span></text:p>
      <text:p text:style-name="P10"><text:span text:style-name="Source_20_Text"><text:span text:style-name="T16">c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3</text:span></text:span></text:p>
      <text:p text:style-name="P10"><text:span text:style-name="Source_20_Text"><text:span text:style-name="T16">c</text:span></text:span><text:span text:style-name="Source_20_Text"><text:span text:style-name="T13">();</text:span></text:span><text:span text:style-name="Source_20_Text"><text:span text:style-name="T8"> </text:span></text:span><text:span text:style-name="Source_20_Text"><text:span text:style-name="T17">//4</text:span></text:span></text:p>
      <text:p text:style-name="P14"/>
      <text:p text:style-name="P9"><text:span text:style-name="T3">Więcej na ten temat możesz dowiedzieć się na stronie </text:span><text:a xlink:type="simple" xlink:href="https://developer.mozilla.org/pl/docs/Web/JavaScript/Domkniecia" text:style-name="Internet_20_link" text:visited-style-name="Visited_20_Internet_20_Link"><text:span text:style-name="T1">https://developer.mozilla.org/pl/docs/Web/JavaScript/Domkniecia</text:span></text:a></text:p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p text:style-name="P8"/>
      <text:p text:style-name="P8"/>
      <text:p text:style-name="P8"/>
      <text:p text:style-name="P8"/>
      <text:h text:style-name="P4" text:outline-level="2"><text:bookmark text:name="iife"/><text:soft-page-break/>Samo wywołująca się funkcja - IIFE</text:h>
      <text:p text:style-name="P9"><text:span text:style-name="T3">W JavaScript istnieje pewien wzorzec anonimowej funkcji, która od razu sama się wywołuje - tak zwany </text:span><text:a xlink:type="simple" xlink:href="https://developer.mozilla.org/en-US/docs/Glossary/IIFE" text:style-name="Internet_20_link" text:visited-style-name="Visited_20_Internet_20_Link"><text:span text:style-name="T1">Immediately-invoked function expression (IIFE)</text:span></text:a><text:span text:style-name="T3">.</text:span></text:p>
      <text:p text:style-name="P6">Aby go zrozumieć, stwórzmy proste wyrażenie funkcyjne:</text:p>
      <text:p text:style-name="P1"><text:span text:style-name="Source_20_Text"><text:span text:style-name="T6">const</text:span></text:span><text:span text:style-name="Source_20_Text"><text:span text:style-name="T8"> </text:span></text:span><text:span text:style-name="Source_20_Text"><text:span text:style-name="T16">fn1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11">...</text:span></text:span><text:span text:style-name="Source_20_Text"><text:span text:style-name="T13">}</text:span></text:span></text:p>
      <text:p text:style-name="P10"/>
      <text:p text:style-name="P10"><text:span text:style-name="Source_20_Text"><text:span text:style-name="T6">const</text:span></text:span><text:span text:style-name="Source_20_Text"><text:span text:style-name="T8"> </text:span></text:span><text:span text:style-name="Source_20_Text"><text:span text:style-name="T16">fn2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4"/>
      <text:p text:style-name="P9"><text:span text:style-name="T3">Żeby teraz wywołać powyższą funkcję, musimy podać jej nazwę, za którą </text:span><text:span text:style-name="Strong_20_Emphasis"><text:span text:style-name="T5">wstawimy parę nawiasów</text:span></text:span><text:span text:style-name="T3">:</text:span></text:p>
      <text:p text:style-name="P1"><text:span text:style-name="Source_20_Text"><text:span text:style-name="T16">fn1</text:span></text:span><text:span text:style-name="Source_20_Text"><text:span text:style-name="T13">();</text:span></text:span></text:p>
      <text:p text:style-name="P10"/>
      <text:p text:style-name="P10"><text:span text:style-name="Source_20_Text"><text:span text:style-name="T16">fn2</text:span></text:span><text:span text:style-name="Source_20_Text"><text:span text:style-name="T13">(</text:span></text:span><text:span text:style-name="Source_20_Text"><text:span text:style-name="T11">"ala"</text:span></text:span><text:span text:style-name="Source_20_Text"><text:span text:style-name="T13">);</text:span></text:span></text:p>
      <text:p text:style-name="P14"/>
      <text:p text:style-name="P6">Częstokroć jednak wcale nie będziemy potrzebować nazwy funkcji, bo wewnętrzny kod chcielibyśmy wykonać tylko jeden raz i to od razu.<text:line-break/>Czyli po definicji funkcji chcielibyśmy od razu ją wywołać:</text:p>
      <text:p text:style-name="P1"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11">...</text:span></text:span><text:span text:style-name="Source_20_Text"><text:span text:style-name="T13">}();</text:span></text:span><text:span text:style-name="Source_20_Text"><text:span text:style-name="T8"> </text:span></text:span><text:span text:style-name="Source_20_Text"><text:span text:style-name="T17">//zwróci błąd</text:span></text:span></text:p>
      <text:p text:style-name="P14"/>
      <text:p text:style-name="P6">Powyższy kod zwróci błąd. Aby to naprawić, wystarczy skorzystać z zasad matematyki, gdzie nawiasami okrywamy część równania, która powinna się wykonać w pierwszej kolejności:</text:p>
      <text:p text:style-name="P1"><text:span text:style-name="Source_20_Text"><text:span text:style-name="T15">2</text:span></text:span><text:span text:style-name="Source_20_Text"><text:span text:style-name="T8"> </text:span></text:span><text:span text:style-name="Source_20_Text"><text:span text:style-name="T11">+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.</text:span></text:span><text:span text:style-name="Source_20_Text"><text:span text:style-name="T16">toFixed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7">//zwróci błąd</text:span></text:span></text:p>
      <text:p text:style-name="P10"><text:span text:style-name="Source_20_Text"><text:span text:style-name="T13">(</text:span></text:span><text:span text:style-name="Source_20_Text"><text:span text:style-name="T15">2</text:span></text:span><text:span text:style-name="Source_20_Text"><text:span text:style-name="T8"> </text:span></text:span><text:span text:style-name="Source_20_Text"><text:span text:style-name="T11">+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).</text:span></text:span><text:span text:style-name="Source_20_Text"><text:span text:style-name="T16">toFixed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7">//na początku wykonaj równanie, potem toFixed()</text:span></text:span></text:p>
      <text:p text:style-name="P14"/>
      <text:p text:style-name="P6">Podobnie do powyższego równania wystarczy zapis funkcji objąć nawiasami:</text:p>
      <text:p text:style-name="P1"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text:span text:style-name="Source_20_Text"><text:span text:style-name="T11">...</text:span></text:span><text:span text:style-name="Source_20_Text"><text:span text:style-name="T13">})();</text:span></text:span></text:p>
      <text:p text:style-name="P14"/>
      <text:p text:style-name="P1"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/text:p>
      <text:p text:style-name="P10"><text:span text:style-name="Source_20_Text"><text:span text:style-name="T13">})(</text:span></text:span><text:span text:style-name="Source_20_Text"><text:span text:style-name="T11">"ala"</text:span></text:span><text:span text:style-name="Source_20_Text"><text:span text:style-name="T13">);</text:span></text:span></text:p>
      <text:p text:style-name="P14"/>
      <text:p text:style-name="P14"/>
      <text:p text:style-name="P6"><text:soft-page-break/>I tak właśnie powstał nasz wzorzec samo wywołującej się anonimowej funkcji:</text:p>
      <text:p text:style-name="P1"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'Jakiś tekst'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wywoła się od razu</text:span></text:span></text:p>
      <text:p text:style-name="P10"><text:span text:style-name="Source_20_Text"><text:span text:style-name="T13">})();</text:span></text:span></text:p>
      <text:p text:style-name="P10"/>
      <text:p text:style-name="P10"><text:span text:style-name="Source_20_Text"><text:span text:style-name="T17">//jest równoznaczne z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fn1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'Jakiś tekst'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16">fn1</text:span></text:span><text:span text:style-name="Source_20_Text"><text:span text:style-name="T13">();</text:span></text:span></text:p>
      <text:p text:style-name="P14"/>
      <text:p text:style-name="P3"><text:span text:style-name="T4">Alternatywnym zapisem dla powyższego jest wzór zalecany przez </text:span><text:a xlink:type="simple" xlink:href="https://en.wikipedia.org/wiki/Douglas_Crockford" text:style-name="Internet_20_link" text:visited-style-name="Visited_20_Internet_20_Link"><text:span text:style-name="T2">Douglasa Crockforda</text:span></text:a><text:span text:style-name="T4"> - jednego z guru JavaScript.</text:span></text:p>
      <text:p text:style-name="P2"><text:span text:style-name="Source_20_Text"><text:span text:style-name="T14">(</text:span></text:span><text:span text:style-name="Source_20_Text"><text:span text:style-name="T7">function</text:span></text:span><text:span text:style-name="Source_20_Text"><text:span text:style-name="T14">()</text:span></text:span><text:span text:style-name="Source_20_Text"><text:span text:style-name="T9"> </text:span></text:span><text:span text:style-name="Source_20_Text"><text:span text:style-name="T14">{</text:span></text:span><text:span text:style-name="Source_20_Text"><text:span text:style-name="T12">...</text:span></text:span><text:span text:style-name="Source_20_Text"><text:span text:style-name="T14">}());</text:span></text:span><text:span text:style-name="Source_20_Text"><text:span text:style-name="T9"> </text:span></text:span><text:span text:style-name="Source_20_Text"><text:span text:style-name="T18">//nawiasy w środku</text:span></text:span></text:p>
      <text:p text:style-name="P15"/>
      <text:p text:style-name="P6">No dobrze, a czemu to wszystkiemu ma służyć?<text:line-break/>Jak wiemy, zakres let i const w przeciwieństwie do var mają zasięg blokowy:</text:p>
      <text:p text:style-name="P1"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0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0</text:span></text:span><text:span text:style-name="Source_20_Text"><text:span text:style-name="T13">;</text:span></text:span></text:p>
      <text:p text:style-name="P10"><text:span text:style-name="Source_20_Text"><text:span text:style-name="T13">}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nie mamy dostępu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b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10</text:span></text:span></text:p>
      <text:p text:style-name="P14"/>
      <text:p text:style-name="P6">Jeżeli chcemy ograniczyć zasięg var, musimy skorzystać z funkcji:</text:p>
      <text:p text:style-name="P1"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a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20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6">var</text:span></text:span><text:span text:style-name="Source_20_Text"><text:span text:style-name="T8"> b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10</text:span></text:span><text:span text:style-name="Source_20_Text"><text:span text:style-name="T13">;</text:span></text:span></text:p>
      <text:p text:style-name="P10"><text:span text:style-name="Source_20_Text"><text:span text:style-name="T13">})();</text:span></text:span></text:p>
      <text:p text:style-name="P10"/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nie mamy dostępu</text:span></text:span></text:p>
      <text:p text:style-name="P10"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b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błąd - nie ma dostępu</text:span></text:span></text:p>
      <text:p text:style-name="P14"/>
      <text:p text:style-name="P6"><text:soft-page-break/>W przeszłości - gdy używało się głównie var, stosowanie IIFE było dość powszechną metodą ograniczania zasięgu.</text:p>
      <text:p text:style-name="P6"><text:bookmark text:name="problem-z-var-w-petlach"/>Zakończmy ten wywód klasycznym przykładem użycia IIFE. Przypuśćmy, że mamy kod:</text:p>
      <text:p text:style-name="P1"><text:span text:style-name="Source_20_Text"><text:span text:style-name="T6">var</text:span></text:span><text:span text:style-name="Source_20_Text"><text:span text:style-name="T8"> arr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3">[];</text:span></text:span></text:p>
      <text:p text:style-name="P10"/>
      <text:p text:style-name="P10"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var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15">3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arr</text:span></text:span><text:span text:style-name="Source_20_Text"><text:span text:style-name="T13">[</text:span></text:span><text:span text:style-name="Source_20_Text"><text:span text:style-name="T8">i</text:span></text:span><text:span text:style-name="Source_20_Text"><text:span text:style-name="T13">]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i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0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3 ????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1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3 ????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2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3 ????</text:span></text:span></text:p>
      <text:p text:style-name="P14"/>
      <text:p text:style-name="P6">Czemu powyższy przykład wypisuje za każdym razem 3 - przecież powinien kolejne liczby.</text:p>
      <text:p text:style-name="P6">Pamiętaj, że kod funkcji po napisaniu jest jeszcze nieaktywny.<text:line-break/>W momencie odpalenia funkcji po pierwsze tworzy ona swoje zmienne lokalne (parametry oraz zmienne deklarowane przez var/let/const) oraz pobiera zmienne globalne jeżeli w jej kodzie są do takowych odwołania. W powyższym przykładzie funkcjie nie mają zmiennych lokalnych, a tylko biorą zmienną "i" z zewnątrz. A ile wynosi zmienna "i" w momencie wywołania funkcji arr[0]? Pamiętaj, że zmienne deklarowane przez var nie mają zasięgu blokowego, więc zmienna i wyskoczyła poza pętlę. Tak więc w momencie wywołania funkcji arr[0] zmienna i jest równa 3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by to naprawić trzeba jakoś wymusić na funkcji by stworzyła swoje prywatne zmienne:</text:p>
      <text:p text:style-name="P1"><text:span text:style-name="Source_20_Text"><text:span text:style-name="T6">var</text:span></text:span><text:span text:style-name="Source_20_Text"><text:span text:style-name="T8"> arr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3">[];</text:span></text:span></text:p>
      <text:p text:style-name="P10"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var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15">3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i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arr</text:span></text:span><text:span text:style-name="Source_20_Text"><text:span text:style-name="T13">[</text:span></text:span><text:span text:style-name="Source_20_Text"><text:span text:style-name="T8">i</text:span></text:span><text:span text:style-name="Source_20_Text"><text:span text:style-name="T13">]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12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i</text:span></text:span><text:span text:style-name="Source_20_Text"><text:span text:style-name="T13">);</text:span></text:span></text:p>
      <text:p text:style-name="P10"><text:span text:style-name="Source_20_Text"><text:span text:style-name="T10"><text:s text:c="8"/></text:span></text:span><text:span text:style-name="Source_20_Text"><text:span text:style-name="T13">};</text:span></text:span></text:p>
      <text:p text:style-name="P10"><text:span text:style-name="Source_20_Text"><text:span text:style-name="T10"><text:s text:c="4"/></text:span></text:span><text:span text:style-name="Source_20_Text"><text:span text:style-name="T13">})(</text:span></text:span><text:span text:style-name="Source_20_Text"><text:span text:style-name="T8">i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0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0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1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1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2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2</text:span></text:span></text:p>
      <text:p text:style-name="P14"/>
      <text:p text:style-name="P1"><text:span text:style-name="Source_20_Text"><text:span text:style-name="T17">//lub</text:span></text:span></text:p>
      <text:p text:style-name="P10"><text:span text:style-name="Source_20_Text"><text:span text:style-name="T6">var</text:span></text:span><text:span text:style-name="Source_20_Text"><text:span text:style-name="T8"> arr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3">[];</text:span></text:span></text:p>
      <text:p text:style-name="P10"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var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15">3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6">var</text:span></text:span><text:span text:style-name="Source_20_Text"><text:span text:style-name="T8"> j </text:span></text:span><text:span text:style-name="Source_20_Text"><text:span text:style-name="T11">=</text:span></text:span><text:span text:style-name="Source_20_Text"><text:span text:style-name="T8"> i</text:span></text:span><text:span text:style-name="Source_20_Text"><text:span text:style-name="T13">;</text:span></text:span></text:p>
      <text:p text:style-name="P10"><text:span text:style-name="Source_20_Text"><text:span text:style-name="T10"><text:s text:c="8"/></text:span></text:span><text:span text:style-name="Source_20_Text"><text:span text:style-name="T8">arr</text:span></text:span><text:span text:style-name="Source_20_Text"><text:span text:style-name="T13">[</text:span></text:span><text:span text:style-name="Source_20_Text"><text:span text:style-name="T8">j</text:span></text:span><text:span text:style-name="Source_20_Text"><text:span text:style-name="T13">]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12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j</text:span></text:span><text:span text:style-name="Source_20_Text"><text:span text:style-name="T13">);</text:span></text:span></text:p>
      <text:p text:style-name="P10"><text:span text:style-name="Source_20_Text"><text:span text:style-name="T10"><text:s text:c="8"/></text:span></text:span><text:span text:style-name="Source_20_Text"><text:span text:style-name="T13">};</text:span></text:span></text:p>
      <text:p text:style-name="P10"><text:span text:style-name="Source_20_Text"><text:span text:style-name="T10"><text:s text:c="4"/></text:span></text:span><text:span text:style-name="Source_20_Text"><text:span text:style-name="T13">})(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0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0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1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1</text:span></text:span></text:p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2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2</text:span></text:span></text:p>
      <text:p text:style-name="P11"/>
      <text:p text:style-name="P11"/>
      <text:p text:style-name="P11"/>
      <text:p text:style-name="P11"/>
      <text:p text:style-name="P11"/>
      <text:p text:style-name="P6"><text:soft-page-break/>...albo zacząć używać nowszych deklaracji:</text:p>
      <text:p text:style-name="P1"><text:span text:style-name="Source_20_Text"><text:span text:style-name="T6">const</text:span></text:span><text:span text:style-name="Source_20_Text"><text:span text:style-name="T8"> arr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3">[];</text:span></text:span></text:p>
      <text:p text:style-name="P10"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let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15">3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arr</text:span></text:span><text:span text:style-name="Source_20_Text"><text:span text:style-name="T13">[</text:span></text:span><text:span text:style-name="Source_20_Text"><text:span text:style-name="T8">i</text:span></text:span><text:span text:style-name="Source_20_Text"><text:span text:style-name="T13">]</text:span></text:span><text:span text:style-name="Source_20_Text"><text:span text:style-name="T8">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i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8">arr</text:span></text:span><text:span text:style-name="Source_20_Text"><text:span text:style-name="T13">[</text:span></text:span><text:span text:style-name="Source_20_Text"><text:span text:style-name="T15">0</text:span></text:span><text:span text:style-name="Source_20_Text"><text:span text:style-name="T13">]();</text:span></text:span><text:span text:style-name="Source_20_Text"><text:span text:style-name="T8"> </text:span></text:span><text:span text:style-name="Source_20_Text"><text:span text:style-name="T17">//0</text:span></text:span></text:p>
      <text:p text:style-name="P14"/>
      <text:p text:style-name="P6">Powyższy wywód może wydawać się czysto teoretyczny, ale w praktyce dość często pojawia się na forach w nieco innej postaci:</text:p>
      <text:p text:style-name="P1"><text:span text:style-name="Source_20_Text"><text:span text:style-name="T6">var</text:span></text:span><text:span text:style-name="Source_20_Text"><text:span text:style-name="T8"> buttons </text:span></text:span><text:span text:style-name="Source_20_Text"><text:span text:style-name="T11">=</text:span></text:span><text:span text:style-name="Source_20_Text"><text:span text:style-name="T8"> document</text:span></text:span><text:span text:style-name="Source_20_Text"><text:span text:style-name="T13">.</text:span></text:span><text:span text:style-name="Source_20_Text"><text:span text:style-name="T16">querySelectorAll</text:span></text:span><text:span text:style-name="Source_20_Text"><text:span text:style-name="T13">(</text:span></text:span><text:span text:style-name="Source_20_Text"><text:span text:style-name="T11">'button'</text:span></text:span><text:span text:style-name="Source_20_Text"><text:span text:style-name="T13">);</text:span></text:span></text:p>
      <text:p text:style-name="P10"/>
      <text:p text:style-name="P10"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var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8">buttons</text:span></text:span><text:span text:style-name="Source_20_Text"><text:span text:style-name="T13">.</text:span></text:span><text:span text:style-name="Source_20_Text"><text:span text:style-name="T8">length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buttons</text:span></text:span><text:span text:style-name="Source_20_Text"><text:span text:style-name="T13">[</text:span></text:span><text:span text:style-name="Source_20_Text"><text:span text:style-name="T8">i</text:span></text:span><text:span text:style-name="Source_20_Text"><text:span text:style-name="T13">].</text:span></text:span><text:span text:style-name="Source_20_Text"><text:span text:style-name="T16">addEventListener</text:span></text:span><text:span text:style-name="Source_20_Text"><text:span text:style-name="T13">(</text:span></text:span><text:span text:style-name="Source_20_Text"><text:span text:style-name="T11">'click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i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3">});</text:span></text:span></text:p>
      <text:p text:style-name="P10"><text:span text:style-name="Source_20_Text"><text:span text:style-name="T13">}</text:span></text:span></text:p>
      <text:p text:style-name="P14"/>
      <text:p text:style-name="P6">Pokaż numer 1 Pokaż numer 2 Pokaż numer 3 Pokaż numer 4 Pokaż numer 5 Pokaż numer 6</text:p>
      <text:p text:style-name="P6">Zasada działania ta sama...</text:p>
      <text:h text:style-name="P4" text:outline-level="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" text:outline-level="2"><text:bookmark text:name="callback"/><text:soft-page-break/>Funkcje zwrotne</text:h>
      <text:p text:style-name="P6">Czym są funkcje zwrotne (tak zwane callback)?</text:p>
      <text:p text:style-name="P6">Zacznijmy od podstaw. Do parametrów funkcji możemy przekazywać wszystko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3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15">1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przekazaliśmy numer</text:span></text:span></text:p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11">"Ala"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przekazaliśmy tekst</text:span></text:span></text:p>
      <text:p text:style-name="P10"><text:span text:style-name="Source_20_Text"><text:span text:style-name="T16">myF</text:span></text:span><text:span text:style-name="Source_20_Text"><text:span text:style-name="T13">({</text:span></text:span><text:span text:style-name="Source_20_Text"><text:span text:style-name="T8">a </text:span></text:span><text:span text:style-name="Source_20_Text"><text:span text:style-name="T13">:</text:span></text:span><text:span text:style-name="Source_20_Text"><text:span text:style-name="T8"> </text:span></text:span><text:span text:style-name="Source_20_Text"><text:span text:style-name="T15">2</text:span></text:span><text:span text:style-name="Source_20_Text"><text:span text:style-name="T13">});</text:span></text:span><text:span text:style-name="Source_20_Text"><text:span text:style-name="T8"> </text:span></text:span><text:span text:style-name="Source_20_Text"><text:span text:style-name="T17">//przekazaliśmy obiekt</text:span></text:span></text:p>
      <text:p text:style-name="P10"><text:span text:style-name="Source_20_Text"><text:span text:style-name="T16">myF</text:span></text:span><text:span text:style-name="Source_20_Text"><text:span text:style-name="T13">([</text:span></text:span><text:span text:style-name="Source_20_Text"><text:span text:style-name="T15">1</text:span></text:span><text:span text:style-name="Source_20_Text"><text:span text:style-name="T13">,</text:span></text:span><text:span text:style-name="Source_20_Text"><text:span text:style-name="T15">2</text:span></text:span><text:span text:style-name="Source_20_Text"><text:span text:style-name="T13">,</text:span></text:span><text:span text:style-name="Source_20_Text"><text:span text:style-name="T15">3</text:span></text:span><text:span text:style-name="Source_20_Text"><text:span text:style-name="T13">]);</text:span></text:span><text:span text:style-name="Source_20_Text"><text:span text:style-name="T8"> </text:span></text:span><text:span text:style-name="Source_20_Text"><text:span text:style-name="T17">//przekazaliśmy tablicę</text:span></text:span></text:p>
      <text:p text:style-name="P14"/>
      <text:p text:style-name="P6">Skoro możemy przekazać wszystko, to także i funkcję, którą wewnątrz naszej funkcji możemy wywołać:</text:p>
      <text:p text:style-name="P9"><text:span text:style-name="T3">Działanie takie bardzo często będziemy stosować podczas pisania kodu. Poniżej przykład zastosowania tego mechanizmu dla </text:span><text:a xlink:type="simple" xlink:href="https://kursjs.pl/kurs/super-podstawy/tablice.php#sort" text:style-name="Internet_20_link" text:visited-style-name="Visited_20_Internet_20_Link"><text:span text:style-name="T1">sort()</text:span></text:a><text:span text:style-name="T3">, </text:span><text:a xlink:type="simple" xlink:href="https://kursjs.pl/kurs/super-podstawy/tablice-iteracje.php#forEach" text:style-name="Internet_20_link" text:visited-style-name="Visited_20_Internet_20_Link"><text:span text:style-name="T1">forEach()</text:span></text:a><text:span text:style-name="T3">, </text:span><text:a xlink:type="simple" xlink:href="https://kursjs.pl/kurs/super-podstawy/tablice-iteracje.php#map" text:style-name="Internet_20_link" text:visited-style-name="Visited_20_Internet_20_Link"><text:span text:style-name="T1">map()</text:span></text:a><text:span text:style-name="T3"> i </text:span><text:a xlink:type="simple" xlink:href="https://kursjs.pl/kurs/events/events.php#addEventListener" text:style-name="Internet_20_link" text:visited-style-name="Visited_20_Internet_20_Link"><text:span text:style-name="T1">addEventListener()</text:span></text:a></text:p>
      <text:p text:style-name="P1"><text:span text:style-name="Source_20_Text"><text:span text:style-name="T13">[</text:span></text:span><text:span text:style-name="Source_20_Text"><text:span text:style-name="T15">1</text:span></text:span><text:span text:style-name="Source_20_Text"><text:span text:style-name="T13">,</text:span></text:span><text:span text:style-name="Source_20_Text"><text:span text:style-name="T15">2</text:span></text:span><text:span text:style-name="Source_20_Text"><text:span text:style-name="T13">,</text:span></text:span><text:span text:style-name="Source_20_Text"><text:span text:style-name="T15">1</text:span></text:span><text:span text:style-name="Source_20_Text"><text:span text:style-name="T13">,</text:span></text:span><text:span text:style-name="Source_20_Text"><text:span text:style-name="T15">4</text:span></text:span><text:span text:style-name="Source_20_Text"><text:span text:style-name="T13">].</text:span></text:span><text:span text:style-name="Source_20_Text"><text:span text:style-name="T16">sort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,</text:span></text:span><text:span text:style-name="Source_20_Text"><text:span text:style-name="T8"> b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1">...</text:span></text:span></text:p>
      <text:p text:style-name="P10"><text:span text:style-name="Source_20_Text"><text:span text:style-name="T13">})</text:span></text:span></text:p>
      <text:p text:style-name="P10"/>
      <text:p text:style-name="P10"><text:span text:style-name="Source_20_Text"><text:span text:style-name="T13">[</text:span></text:span><text:span text:style-name="Source_20_Text"><text:span text:style-name="T15">1</text:span></text:span><text:span text:style-name="Source_20_Text"><text:span text:style-name="T13">,</text:span></text:span><text:span text:style-name="Source_20_Text"><text:span text:style-name="T15">2</text:span></text:span><text:span text:style-name="Source_20_Text"><text:span text:style-name="T13">,</text:span></text:span><text:span text:style-name="Source_20_Text"><text:span text:style-name="T15">3</text:span></text:span><text:span text:style-name="Source_20_Text"><text:span text:style-name="T13">,</text:span></text:span><text:span text:style-name="Source_20_Text"><text:span text:style-name="T15">4</text:span></text:span><text:span text:style-name="Source_20_Text"><text:span text:style-name="T13">].</text:span></text:span><text:span text:style-name="Source_20_Text"><text:span text:style-name="T16">forEach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el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1">...</text:span></text:span></text:p>
      <text:p text:style-name="P10"><text:span text:style-name="Source_20_Text"><text:span text:style-name="T13">});</text:span></text:span></text:p>
      <text:p text:style-name="P10"/>
      <text:p text:style-name="P10"><text:span text:style-name="Source_20_Text"><text:span text:style-name="T8">element</text:span></text:span><text:span text:style-name="Source_20_Text"><text:span text:style-name="T13">.</text:span></text:span><text:span text:style-name="Source_20_Text"><text:span text:style-name="T16">addEventListener</text:span></text:span><text:span text:style-name="Source_20_Text"><text:span text:style-name="T13">(</text:span></text:span><text:span text:style-name="Source_20_Text"><text:span text:style-name="T11">'click'</text:span></text:span><text:span text:style-name="Source_20_Text"><text:span text:style-name="T13">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1">...</text:span></text:span></text:p>
      <text:p text:style-name="P10"><text:span text:style-name="Source_20_Text"><text:span text:style-name="T13">});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Mechanizm ten możemy też stosować w przypadku naszych własnych funkcji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fn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7">//pod fn trafia poniższa anonimowa funkcja</text:span></text:span></text:p>
      <text:p text:style-name="P10"><text:span text:style-name="Source_20_Text"><text:span text:style-name="T10"><text:s text:c="4"/></text:span></text:span><text:span text:style-name="Source_20_Text"><text:span text:style-name="T17">//no to ją wywołajmy...</text:span></text:span></text:p>
      <text:p text:style-name="P10"><text:span text:style-name="Source_20_Text"><text:span text:style-name="T10"><text:s text:c="4"/></text:span></text:span><text:span text:style-name="Source_20_Text"><text:span text:style-name="T16">fn</text:span></text:span><text:span text:style-name="Source_20_Text"><text:span text:style-name="T13">(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'...'</text:span></text:span><text:span text:style-name="Source_20_Text"><text:span text:style-name="T13">);</text:span></text:span></text:p>
      <text:p text:style-name="P10"><text:span text:style-name="Source_20_Text"><text:span text:style-name="T13">});</text:span></text:span></text:p>
      <text:p text:style-name="P14"/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randomBetween</text:span></text:span><text:span text:style-name="Source_20_Text"><text:span text:style-name="T13">(</text:span></text:span><text:span text:style-name="Source_20_Text"><text:span text:style-name="T8">min</text:span></text:span><text:span text:style-name="Source_20_Text"><text:span text:style-name="T13">,</text:span></text:span><text:span text:style-name="Source_20_Text"><text:span text:style-name="T8"> max</text:span></text:span><text:span text:style-name="Source_20_Text"><text:span text:style-name="T13">,</text:span></text:span><text:span text:style-name="Source_20_Text"><text:span text:style-name="T8"> fn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nr </text:span></text:span><text:span text:style-name="Source_20_Text"><text:span text:style-name="T11">=</text:span></text:span><text:span text:style-name="Source_20_Text"><text:span text:style-name="T8"> Math</text:span></text:span><text:span text:style-name="Source_20_Text"><text:span text:style-name="T13">.</text:span></text:span><text:span text:style-name="Source_20_Text"><text:span text:style-name="T16">floor</text:span></text:span><text:span text:style-name="Source_20_Text"><text:span text:style-name="T13">(</text:span></text:span><text:span text:style-name="Source_20_Text"><text:span text:style-name="T8">Math</text:span></text:span><text:span text:style-name="Source_20_Text"><text:span text:style-name="T13">.</text:span></text:span><text:span text:style-name="Source_20_Text"><text:span text:style-name="T16">random</text:span></text:span><text:span text:style-name="Source_20_Text"><text:span text:style-name="T13">()</text:span></text:span><text:span text:style-name="Source_20_Text"><text:span text:style-name="T11">*</text:span></text:span><text:span text:style-name="Source_20_Text"><text:span text:style-name="T13">(</text:span></text:span><text:span text:style-name="Source_20_Text"><text:span text:style-name="T8">max</text:span></text:span><text:span text:style-name="Source_20_Text"><text:span text:style-name="T11">-</text:span></text:span><text:span text:style-name="Source_20_Text"><text:span text:style-name="T8">min</text:span></text:span><text:span text:style-name="Source_20_Text"><text:span text:style-name="T11">+</text:span></text:span><text:span text:style-name="Source_20_Text"><text:span text:style-name="T15">1</text:span></text:span><text:span text:style-name="Source_20_Text"><text:span text:style-name="T13">)</text:span></text:span><text:span text:style-name="Source_20_Text"><text:span text:style-name="T11">+</text:span></text:span><text:span text:style-name="Source_20_Text"><text:span text:style-name="T8">min</text:span></text:span><text:span text:style-name="Source_20_Text"><text:span text:style-name="T13">);</text:span></text:span></text:p>
      <text:p text:style-name="P10"><text:span text:style-name="Source_20_Text"><text:span text:style-name="T10"><text:s text:c="4"/></text:span></text:span><text:span text:style-name="Source_20_Text"><text:span text:style-name="T16">fn</text:span></text:span><text:span text:style-name="Source_20_Text"><text:span text:style-name="T13">(</text:span></text:span><text:span text:style-name="Source_20_Text"><text:span text:style-name="T8">nr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'Losowa liczba to: '</text:span></text:span><text:span text:style-name="Source_20_Text"><text:span text:style-name="T8"> </text:span></text:span><text:span text:style-name="Source_20_Text"><text:span text:style-name="T11">+</text:span></text:span><text:span text:style-name="Source_20_Text"><text:span text:style-name="T8"> res</text:span></text:span><text:span text:style-name="Source_20_Text"><text:span text:style-name="T13">);</text:span></text:span></text:p>
      <text:p text:style-name="P10"><text:span text:style-name="Source_20_Text"><text:span text:style-name="T13">});</text:span></text:span></text:p>
      <text:p text:style-name="P14"/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sumTable</text:span></text:span><text:span text:style-name="Source_20_Text"><text:span text:style-name="T13">(</text:span></text:span><text:span text:style-name="Source_20_Text"><text:span text:style-name="T8">tab</text:span></text:span><text:span text:style-name="Source_20_Text"><text:span text:style-name="T13">,</text:span></text:span><text:span text:style-name="Source_20_Text"><text:span text:style-name="T8"> fn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let</text:span></text:span><text:span text:style-name="Source_20_Text"><text:span text:style-name="T8"> sum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5">0</text:span></text:span><text:span text:style-name="Source_20_Text"><text:span text:style-name="T13">;</text:span></text:span></text:p>
      <text:p text:style-name="P10"><text:span text:style-name="Source_20_Text"><text:span text:style-name="T10"><text:s text:c="4"/></text:span></text:span><text:span text:style-name="Source_20_Text"><text:span text:style-name="T6">for</text:span></text:span><text:span text:style-name="Source_20_Text"><text:span text:style-name="T8"> </text:span></text:span><text:span text:style-name="Source_20_Text"><text:span text:style-name="T13">(</text:span></text:span><text:span text:style-name="Source_20_Text"><text:span text:style-name="T6">let</text:span></text:span><text:span text:style-name="Source_20_Text"><text:span text:style-name="T8"> i</text:span></text:span><text:span text:style-name="Source_20_Text"><text:span text:style-name="T11">=</text:span></text:span><text:span text:style-name="Source_20_Text"><text:span text:style-name="T15">0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&lt;</text:span></text:span><text:span text:style-name="Source_20_Text"><text:span text:style-name="T8">tab</text:span></text:span><text:span text:style-name="Source_20_Text"><text:span text:style-name="T13">.</text:span></text:span><text:span text:style-name="Source_20_Text"><text:span text:style-name="T8">length</text:span></text:span><text:span text:style-name="Source_20_Text"><text:span text:style-name="T13">;</text:span></text:span><text:span text:style-name="Source_20_Text"><text:span text:style-name="T8"> i</text:span></text:span><text:span text:style-name="Source_20_Text"><text:span text:style-name="T11">++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8"/></text:span></text:span><text:span text:style-name="Source_20_Text"><text:span text:style-name="T8">sum </text:span></text:span><text:span text:style-name="Source_20_Text"><text:span text:style-name="T11">+=</text:span></text:span><text:span text:style-name="Source_20_Text"><text:span text:style-name="T8"> tab</text:span></text:span><text:span text:style-name="Source_20_Text"><text:span text:style-name="T13">[</text:span></text:span><text:span text:style-name="Source_20_Text"><text:span text:style-name="T8">i</text:span></text:span><text:span text:style-name="Source_20_Text"><text:span text:style-name="T13">];</text:span></text:span></text:p>
      <text:p text:style-name="P10"><text:span text:style-name="Source_20_Text"><text:span text:style-name="T10"><text:s text:c="4"/></text:span></text:span><text:span text:style-name="Source_20_Text"><text:span text:style-name="T13">}</text:span></text:span></text:p>
      <text:p text:style-name="P10"><text:span text:style-name="Source_20_Text"><text:span text:style-name="T10"><text:s text:c="4"/></text:span></text:span><text:span text:style-name="Source_20_Text"><text:span text:style-name="T16">fn</text:span></text:span><text:span text:style-name="Source_20_Text"><text:span text:style-name="T13">(</text:span></text:span><text:span text:style-name="Source_20_Text"><text:span text:style-name="T8">sum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sumTable</text:span></text:span><text:span text:style-name="Source_20_Text"><text:span text:style-name="T13">([</text:span></text:span><text:span text:style-name="Source_20_Text"><text:span text:style-name="T15">1</text:span></text:span><text:span text:style-name="Source_20_Text"><text:span text:style-name="T13">,</text:span></text:span><text:span text:style-name="Source_20_Text"><text:span text:style-name="T15">2</text:span></text:span><text:span text:style-name="Source_20_Text"><text:span text:style-name="T13">,</text:span></text:span><text:span text:style-name="Source_20_Text"><text:span text:style-name="T15">3</text:span></text:span><text:span text:style-name="Source_20_Text"><text:span text:style-name="T13">,</text:span></text:span><text:span text:style-name="Source_20_Text"><text:span text:style-name="T15">4</text:span></text:span><text:span text:style-name="Source_20_Text"><text:span text:style-name="T13">],</text:span></text:span><text:span text:style-name="Source_20_Text"><text:span text:style-name="T8"> 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res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'Suma liczb w tablicy to: '</text:span></text:span><text:span text:style-name="Source_20_Text"><text:span text:style-name="T8"> </text:span></text:span><text:span text:style-name="Source_20_Text"><text:span text:style-name="T11">+</text:span></text:span><text:span text:style-name="Source_20_Text"><text:span text:style-name="T8"> res</text:span></text:span><text:span text:style-name="Source_20_Text"><text:span text:style-name="T13">);</text:span></text:span></text:p>
      <text:p text:style-name="P10"><text:span text:style-name="Source_20_Text"><text:span text:style-name="T13">});</text:span></text:span></text:p>
      <text:p text:style-name="P14"/>
      <text:p text:style-name="P6"><text:soft-page-break/>Poza przekazywaniem funkcji anonimowych możemy też przekazywać funkcje przez ich nazwę (tak zwana referencja)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fn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16">fn</text:span></text:span><text:span text:style-name="Source_20_Text"><text:span text:style-name="T13">(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otherFn</text:span></text:span><text:span text:style-name="Source_20_Text"><text:span text:style-name="T13">(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11">...</text:span></text:span><text:span text:style-name="Source_20_Text"><text:span text:style-name="T13">);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7">//przekazujemy funkcję po nazwie</text:span></text:span></text:p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otherFn</text:span></text:span><text:span text:style-name="Source_20_Text"><text:span text:style-name="T13">)</text:span></text:span></text:p>
      <text:p text:style-name="P14"/>
      <text:p text:style-name="P6">Jak wiemy, funkcje mogą przyjmować atrybuty. Nasza funkcja, którą przekazujemy do parametru także:</text:p>
      <text:p text:style-name="P1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8">fn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6">const</text:span></text:span><text:span text:style-name="Source_20_Text"><text:span text:style-name="T8"> text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Ala"</text:span></text:span></text:p>
      <text:p text:style-name="P10"><text:span text:style-name="Source_20_Text"><text:span text:style-name="T10"><text:s text:c="4"/></text:span></text:span><text:span text:style-name="Source_20_Text"><text:span text:style-name="T16">fn</text:span></text:span><text:span text:style-name="Source_20_Text"><text:span text:style-name="T13">(</text:span></text:span><text:span text:style-name="Source_20_Text"><text:span text:style-name="T8">text</text:span></text:span><text:span text:style-name="Source_20_Text"><text:span text:style-name="T13">);</text:span></text:span><text:span text:style-name="Source_20_Text"><text:span text:style-name="T8"> </text:span></text:span><text:span text:style-name="Source_20_Text"><text:span text:style-name="T17">//pod poniższe "a" trafi tekst "Ala"</text:span></text:span></text:p>
      <text:p text:style-name="P10"><text:span text:style-name="Source_20_Text"><text:span text:style-name="T13">}</text:span></text:span></text:p>
      <text:p text:style-name="P10"/>
      <text:p text:style-name="P10"><text:span text:style-name="Source_20_Text"><text:span text:style-name="T16">myF</text:span></text:span><text:span text:style-name="Source_20_Text"><text:span text:style-name="T13">(</text:span></text:span><text:span text:style-name="Source_20_Text"><text:span text:style-name="T6">function</text:span></text:span><text:span text:style-name="Source_20_Text"><text:span text:style-name="T13">(</text:span></text:span><text:span text:style-name="Source_20_Text"><text:span text:style-name="T8">a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<text:p text:style-name="P10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a </text:span></text:span><text:span text:style-name="Source_20_Text"><text:span text:style-name="T11">+</text:span></text:span><text:span text:style-name="Source_20_Text"><text:span text:style-name="T8"> </text:span></text:span><text:span text:style-name="Source_20_Text"><text:span text:style-name="T11">" ma kota"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7">//Ala ma kota</text:span></text:span></text:p>
      <text:p text:style-name="P10"><text:span text:style-name="Source_20_Text"><text:span text:style-name="T13">})</text:span></text:span></text:p>
      <text:p text:style-name="P14"/>
      <text:p text:style-name="P6">W powyższym kodzie przekazujemy funkcję, która wymaga jednego atrybutu. Funkcja ta jest odpalana w funkcji myF, która przekazuje do jej parametru tekst.</text:p>
      <text:p text:style-name="P6">Funkcje zwrotne używa się bardzo często szczególnie w środowisku Node lub pracy z synchronicznym kodem.</text:p>
      <text:p text:style-name="P6"/>
      <text:p text:style-name="P6"/>
      <text:p text:style-name="P6"/>
      <text:p text:style-name="P6"/>
      <text:p text:style-name="P6"/>
      <text:h text:style-name="P5" text:outline-level="2"><text:bookmark text:name="zadania"/><text:soft-page-break/>Trening czyni mistrza</text:h>
      <text:p text:style-name="P16">Poniżej zamieszczam kilka zadań, które w ramach ćwiczenia możesz wykonać. Funkcje są bardzo ważne, dlatego zadań nieco więcej.</text:p>
      <text:list xml:id="list7588553237492762533" text:style-name="L1">
        <text:list-item>
          <text:p text:style-name="P17"><text:span text:style-name="T3">Napisz funkcję showFile, która przyjmować będzie jeden parametr </text:span><text:span text:style-name="Strong_20_Emphasis"><text:span text:style-name="T5">fileName</text:span></text:span><text:span text:style-name="T3">, do którego przy wywołaniu będziesz podawać nazwę plików (jako string). Funkcja powinna przy kolejnych wywołaniach wypisywać teksty w konsoli np. "1. plik.jpg", "2. inny.jpg", "3. my.txt". Przy każdym odpaleniu funkcji automatycznie powinien zwiększyć się licznik.<text:line-break/>Wykorzystaj tutaj closures.</text:span></text:p>
          <text:p text:style-name="P18">Pokaż rozwiązanie</text:p>
          <text:p text:style-name="P19">Zwiń/rozwiń</text:p>
        </text:list-item>
        <text:list-item>
          <text:p text:style-name="P18">Napisz samo wywołujące się wyrażenie funkcyjne (IIFE), które będzie przyjmować 2 parametry: name i age. Funkcja powinna wypisać w konsoli tekst "Marek ma 10 lat".</text:p>
          <text:p text:style-name="P18">Pokaż rozwiązanie</text:p>
          <text:p text:style-name="P19">Zwiń/rozwiń</text:p>
        </text:list-item>
        <text:list-item>
          <text:p text:style-name="P18">Jaki będzie rezultat działania poniższego kodu?</text:p>
          <text:p text:style-name="P21"><text:span text:style-name="Source_20_Text"><text:span text:style-name="T6">const</text:span></text:span><text:span text:style-name="Source_20_Text"><text:span text:style-name="T8"> txt </text:span></text:span><text:span text:style-name="Source_20_Text"><text:span text:style-name="T11">=</text:span></text:span><text:span text:style-name="Source_20_Text"><text:span text:style-name="T8"> </text:span></text:span><text:span text:style-name="Source_20_Text"><text:span text:style-name="T11">"Marcin"</text:span></text:span><text:span text:style-name="Source_20_Text"><text:span text:style-name="T13">;</text:span></text:span></text:p>
          <text:p text:style-name="P22"/>
          <text:p text:style-name="P22"><text:span text:style-name="Source_20_Text"><text:span text:style-name="T6">function</text:span></text:span><text:span text:style-name="Source_20_Text"><text:span text:style-name="T8"> </text:span></text:span><text:span text:style-name="Source_20_Text"><text:span text:style-name="T16">print</text:span></text:span><text:span text:style-name="Source_20_Text"><text:span text:style-name="T13">(</text:span></text:span><text:span text:style-name="Source_20_Text"><text:span text:style-name="T8">txt</text:span></text:span><text:span text:style-name="Source_20_Text"><text:span text:style-name="T13">)</text:span></text:span><text:span text:style-name="Source_20_Text"><text:span text:style-name="T8"> </text:span></text:span><text:span text:style-name="Source_20_Text"><text:span text:style-name="T13">{</text:span></text:span></text:p>
          <text:p text:style-name="P22"><text:span text:style-name="Source_20_Text"><text:span text:style-name="T10"><text:s text:c="4"/></text:span></text:span><text:span text:style-name="Source_20_Text"><text:span text:style-name="T8">console</text:span></text:span><text:span text:style-name="Source_20_Text"><text:span text:style-name="T13">.</text:span></text:span><text:span text:style-name="Source_20_Text"><text:span text:style-name="T16">log</text:span></text:span><text:span text:style-name="Source_20_Text"><text:span text:style-name="T13">(</text:span></text:span><text:span text:style-name="Source_20_Text"><text:span text:style-name="T8">txt</text:span></text:span><text:span text:style-name="Source_20_Text"><text:span text:style-name="T13">);</text:span></text:span></text:p>
          <text:p text:style-name="P22"><text:span text:style-name="Source_20_Text"><text:span text:style-name="T13">}</text:span></text:span></text:p>
          <text:p text:style-name="P22"/>
          <text:p text:style-name="P22"><text:span text:style-name="Source_20_Text"><text:span text:style-name="T16">print</text:span></text:span><text:span text:style-name="Source_20_Text"><text:span text:style-name="T13">();</text:span></text:span></text:p>
          <text:p text:style-name="P20">Wybierz kolory</text:p>
          <text:p text:style-name="P18">Pokaż rozwiązanie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Q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8T11:10:02.26</dc:date>
    <meta:editing-duration>PT7H4M10S</meta:editing-duration>
    <meta:editing-cycles>49</meta:editing-cycles>
    <meta:document-statistic meta:table-count="0" meta:image-count="1" meta:object-count="0" meta:page-count="18" meta:paragraph-count="340" meta:word-count="1804" meta:character-count="12135"/>
  </office:meta>
</office:document-meta>
</file>